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9000000677D77D088E3764680.png" manifest:media-type="image/png"/>
  <manifest:file-entry manifest:full-path="Pictures/10000000000001BE0000007165FFE88715E7A28B.png" manifest:media-type="image/png"/>
  <manifest:file-entry manifest:full-path="Pictures/1000000000000129000000AA3990632E85F975BF.png" manifest:media-type="image/png"/>
  <manifest:file-entry manifest:full-path="Pictures/100002010000021C00000118C42ADBBAF0074D61.png" manifest:media-type="image/png"/>
  <manifest:file-entry manifest:full-path="Pictures/100002010000026C000000E6EC32E10C52EBCB82.png" manifest:media-type="image/png"/>
  <manifest:file-entry manifest:full-path="Pictures/1000020100000035000000351D5B31C6F743CE4D.png" manifest:media-type="image/png"/>
  <manifest:file-entry manifest:full-path="Pictures/100004740000070E0000070E467A25724D48888A.svg" manifest:media-type="image/svg+xml"/>
  <manifest:file-entry manifest:full-path="Pictures/100002010000042C000003D04FE1700F67D0CC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bottom"/>
    </style:style>
    <style:style style:name="gr9" style:family="graphic" style:parent-style-name="standard">
      <style:graphic-properties draw:fill="none" draw:fill-color="#ffffff" draw:textarea-horizontal-align="justify" draw:textarea-vertical-align="middle" draw:auto-grow-height="false" fo:min-height="6.15cm" fo:min-width="11.7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10.351cm" fo:min-width="4.7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2.85cm" fo:min-width="4.108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2.514cm" fo:min-width="2.408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3.05cm" fo:min-width="2.56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58cm, 0cm, 3.34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8" draw:id="id8" draw:layer="layout" svg:width="4.6cm" svg:height="1.2cm" svg:x="12.144cm" svg:y="10.799cm">
          <text:p text:style-name="P1">C# Wrappe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431cm" svg:y1="4.7cm" svg:x2="14.402cm" svg:y2="7.3cm" draw:start-shape="id1" draw:start-glue-point="2" draw:end-shape="id2" draw:end-glue-point="0" svg:d="M14431 4700l-29 2600" svg:viewBox="0 0 30 2601">
          <text:p text:style-name="P2"><text:span text:style-name="T1">Read API</text:span></text:p>
          <text:p text:style-name="P2"><text:span text:style-name="T1">Connection</text:span></text:p>
        </draw:connector>
        <draw:frame draw:style-name="gr3" draw:text-style-name="P4" xml:id="id1" draw:id="id1" draw:layer="layout" svg:width="3.173cm" svg:height="2.9cm" svg:x="12.845cm" svg:y="1.8cm">
          <draw:image xlink:href="Pictures/100002010000042C000003D04FE1700F67D0CCDC.png" xlink:type="simple" xlink:show="embed" xlink:actuate="onLoad">
            <text:p/>
          </draw:image>
        </draw:frame>
        <draw:frame draw:style-name="gr3" draw:text-style-name="P4" xml:id="id2" draw:id="id2" draw:layer="layout" svg:width="1.805cm" svg:height="1.805cm" svg:x="13.5cm" svg:y="7.3cm">
          <draw:image xlink:href="Pictures/100004740000070E0000070E467A25724D48888A.svg" xlink:type="simple" xlink:show="embed" xlink:actuate="onLoad">
            <text:p/>
          </draw:image>
          <draw:image xlink:href="Pictures/1000020100000035000000351D5B31C6F743CE4D.png" xlink:type="simple" xlink:show="embed" xlink:actuate="onLoad"/>
        </draw:frame>
        <draw:custom-shape draw:style-name="gr1" draw:text-style-name="P1" xml:id="id7" draw:id="id7" draw:layer="layout" svg:width="4.6cm" svg:height="1.2cm" svg:x="12.1cm" svg:y="12.799cm">
          <text:p text:style-name="P1">Drive Cataly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2cm" svg:x="8.5cm" svg:y="14.999cm">
          <text:p text:style-name="P1">Web Servi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6cm" svg:height="1.2cm" svg:x="8.5cm" svg:y="17.199cm">
          <text:p text:style-name="P1">Web Par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6cm" svg:height="1.2cm" svg:x="15.7cm" svg:y="14.999cm">
          <text:p text:style-name="P1">Doc Servi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cm" svg:height="1.2cm" svg:x="15.7cm" svg:y="17.199cm">
          <text:p text:style-name="P1">Doc Par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8cm" svg:y1="16.199cm" svg:x2="10.8cm" svg:y2="17.199cm" draw:start-shape="id3" draw:start-glue-point="2" draw:end-shape="id4" draw:end-glue-point="0" svg:d="M10800 16199v1000" svg:viewBox="0 0 1 1001">
          <text:p/>
        </draw:connector>
        <draw:connector draw:style-name="gr4" draw:text-style-name="P4" draw:layer="layout" draw:type="line" svg:x1="18cm" svg:y1="16.199cm" svg:x2="18cm" svg:y2="17.199cm" draw:start-shape="id5" draw:start-glue-point="2" draw:end-shape="id6" draw:end-glue-point="0" svg:d="M18000 16199v1000" svg:viewBox="0 0 1 1001">
          <text:p/>
        </draw:connector>
        <draw:connector draw:style-name="gr4" draw:text-style-name="P4" draw:layer="layout" svg:x1="14.4cm" svg:y1="13.999cm" svg:x2="13.1cm" svg:y2="15.599cm" draw:start-shape="id7" draw:start-glue-point="2" draw:end-shape="id3" draw:end-glue-point="1" svg:d="M14400 13999v1600h-1300" svg:viewBox="0 0 1301 1601">
          <text:p/>
        </draw:connector>
        <draw:connector draw:style-name="gr4" draw:text-style-name="P4" draw:layer="layout" svg:x1="14.4cm" svg:y1="13.999cm" svg:x2="15.7cm" svg:y2="15.599cm" draw:start-shape="id7" draw:start-glue-point="2" draw:end-shape="id5" draw:end-glue-point="3" svg:d="M14400 13999v1600h1300" svg:viewBox="0 0 1301 1601">
          <text:p/>
        </draw:connector>
        <draw:connector draw:style-name="gr4" draw:text-style-name="P4" draw:layer="layout" draw:type="line" svg:x1="14.444cm" svg:y1="11.999cm" svg:x2="14.4cm" svg:y2="12.799cm" draw:start-shape="id8" draw:start-glue-point="2" draw:end-shape="id7" draw:end-glue-point="0" svg:d="M14444 11999l-44 800" svg:viewBox="0 0 45 801">
          <text:p/>
        </draw:connector>
        <draw:connector draw:style-name="gr4" draw:text-style-name="P4" draw:layer="layout" draw:type="line" svg:x1="14.402cm" svg:y1="9.105cm" svg:x2="14.444cm" svg:y2="10.799cm" draw:start-shape="id2" draw:start-glue-point="2" draw:end-shape="id8" draw:end-glue-point="0" svg:d="M14402 9105l42 1694" svg:viewBox="0 0 43 1695">
          <text:p/>
        </draw:connector>
        <draw:custom-shape draw:style-name="gr5" draw:text-style-name="P2" xml:id="id11" draw:id="id11" draw:layer="layout" svg:width="0.6cm" svg:height="0.6cm" svg:x="1.4cm" svg:y="5.29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0.6cm" svg:height="0.6cm" svg:x="1.4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0.6cm" svg:height="0.6cm" svg:x="3.8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0.6cm" svg:height="0.6cm" svg:x="3.8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1cm" svg:y1="4.499cm" svg:x2="4.1cm" svg:y2="10.999cm" draw:start-shape="id9" draw:start-glue-point="8" draw:end-shape="id10" draw:end-glue-point="4" svg:d="M4100 4499v6500" svg:viewBox="0 0 1 6501">
          <text:p/>
        </draw:connector>
        <draw:connector draw:style-name="gr4" draw:text-style-name="P4" draw:layer="layout" draw:type="line" svg:x1="3.888cm" svg:y1="4.411cm" svg:x2="1.912cm" svg:y2="5.387cm" draw:start-shape="id9" draw:start-glue-point="7" draw:end-shape="id11" draw:end-glue-point="11" svg:d="M3888 4411l-1976 976" svg:viewBox="0 0 1977 977">
          <text:p/>
        </draw:connector>
        <draw:connector draw:style-name="gr4" draw:text-style-name="P4" draw:layer="layout" draw:type="line" svg:x1="1.7cm" svg:y1="7.499cm" svg:x2="1.704cm" svg:y2="8.499cm" draw:start-shape="id12" draw:start-glue-point="8" draw:end-shape="id13" svg:d="M1700 7499l4 1000" svg:viewBox="0 0 5 1001">
          <text:p/>
        </draw:connector>
        <draw:connector draw:style-name="gr4" draw:text-style-name="P4" draw:layer="layout" draw:type="line" svg:x1="1.7cm" svg:y1="5.899cm" svg:x2="1.7cm" svg:y2="6.899cm" draw:start-shape="id11" draw:start-glue-point="8" draw:end-shape="id12" draw:end-glue-point="4" svg:d="M1700 5899v1000" svg:viewBox="0 0 1 1001">
          <text:p/>
        </draw:connector>
        <draw:frame draw:style-name="gr6" draw:text-style-name="P5" draw:layer="layout" svg:width="2.6cm" svg:height="1.283cm" svg:x="2.8cm" svg:y="3.026cm">
          <draw:text-box>
            <text:p text:style-name="P1"><text:span text:style-name="T1">Master</text:span></text:p>
          </draw:text-box>
        </draw:frame>
        <draw:frame draw:style-name="gr7" draw:text-style-name="P7" draw:layer="layout" svg:width="3.288cm" svg:height="1.673cm" svg:x="0.4cm" svg:y="3.926cm">
          <draw:text-box>
            <text:p text:style-name="P6"><text:span text:style-name="T1">Develop</text:span></text:p>
          </draw:text-box>
        </draw:frame>
        <draw:frame draw:style-name="gr3" draw:text-style-name="P4" xml:id="id14" draw:id="id14" draw:layer="layout" svg:width="4.608cm" svg:height="2.389cm" svg:x="23.2cm" svg:y="2.11cm">
          <draw:image xlink:href="Pictures/100002010000021C00000118C42ADBBAF0074D61.png" xlink:type="simple" xlink:show="embed" xlink:actuate="onLoad">
            <text:p/>
          </draw:image>
        </draw:frame>
        <draw:connector draw:style-name="gr8" draw:text-style-name="P4" draw:layer="layout" draw:type="line" svg:x1="23.2cm" svg:y1="3.304cm" svg:x2="16.018cm" svg:y2="3.25cm" draw:start-shape="id14" draw:start-glue-point="3" draw:end-shape="id1" draw:end-glue-point="1" svg:d="M23200 3304l-7182-54" svg:viewBox="0 0 7183 55">
          <text:p text:style-name="P2">Updates and changes</text:p>
        </draw:connector>
        <draw:frame draw:style-name="gr3" draw:text-style-name="P4" draw:layer="layout" svg:width="2.908cm" svg:height="1.795cm" svg:x="24.9cm" svg:y="17.005cm">
          <draw:image xlink:href="Pictures/1000000000000129000000AA3990632E85F975BF.png" xlink:type="simple" xlink:show="embed" xlink:actuate="onLoad">
            <text:p/>
          </draw:image>
        </draw:frame>
        <draw:frame draw:style-name="gr3" draw:text-style-name="P4" draw:layer="layout" svg:width="4.8cm" svg:height="1.216cm" svg:x="0.5cm" svg:y="1.8cm">
          <draw:image xlink:href="Pictures/10000000000001BE0000007165FFE88715E7A28B.png" xlink:type="simple" xlink:show="embed" xlink:actuate="onLoad">
            <text:p/>
          </draw:image>
        </draw:frame>
        <draw:custom-shape draw:style-name="gr9" draw:text-style-name="P8" xml:id="id17" draw:id="id17" draw:layer="layout" svg:width="12.2cm" svg:height="6.4cm" svg:x="8.3cm" svg:y="12.1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2cm" svg:height="10.601cm" svg:x="0.2cm" svg:y="1.39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608cm" svg:height="1.673cm" svg:x="23.2cm" svg:y="1.4cm">
          <draw:text-box>
            <text:p text:style-name="P1"><text:span text:style-name="T1">Browser</text:span></text:p>
          </draw:text-box>
        </draw:frame>
        <draw:frame draw:style-name="gr7" draw:text-style-name="P5" draw:layer="layout" svg:width="2.805cm" svg:height="1.673cm" svg:x="24.9cm" svg:y="16.172cm">
          <draw:text-box>
            <text:p text:style-name="P1"><text:span text:style-name="T1">Storage</text:span></text:p>
          </draw:text-box>
        </draw:frame>
        <draw:custom-shape draw:style-name="gr11" draw:text-style-name="P8" xml:id="id15" draw:id="id15" draw:layer="layout" svg:width="4.608cm" svg:height="3.1cm" svg:x="23.2cm" svg:y="1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8" draw:id="id18" draw:layer="layout" svg:width="2.908cm" svg:height="2.764cm" svg:x="24.9cm" svg:y="16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3.063cm" svg:height="3.3cm" svg:x="12.9cm" svg:y="1.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5.504cm" svg:y1="4.5cm" svg:x2="16.744cm" svg:y2="11.399cm" draw:start-shape="id15" draw:start-glue-point="2" draw:end-shape="id8" draw:end-glue-point="1" svg:d="M25504 4500v6899h-8760" svg:viewBox="0 0 8761 6900">
          <text:p/>
        </draw:connector>
        <draw:frame draw:style-name="gr14" draw:text-style-name="P9" draw:layer="layout" svg:width="4.4cm" svg:height="2.384cm" svg:x="20.408cm" svg:y="9.16cm">
          <draw:text-box>
            <text:p text:style-name="P1">Trigger</text:p>
            <text:p text:style-name="P1">HTTP Request</text:p>
          </draw:text-box>
        </draw:frame>
        <draw:frame draw:style-name="gr7" draw:text-style-name="P11" draw:layer="layout" svg:width="3.4cm" svg:height="1.673cm" svg:x="8.4cm" svg:y="12.326cm">
          <draw:text-box>
            <text:p text:style-name="P10">Python Code</text:p>
          </draw:text-box>
        </draw:frame>
        <draw:frame draw:style-name="gr15" draw:text-style-name="P9" draw:layer="layout" svg:width="3.995cm" svg:height="1.748cm" svg:x="15.305cm" svg:y="7.3cm">
          <draw:text-box>
            <text:p text:style-name="P1">Azure Function(s)</text:p>
          </draw:text-box>
        </draw:frame>
        <draw:frame draw:style-name="gr3" draw:text-style-name="P4" xml:id="id16" draw:id="id16" draw:layer="layout" svg:width="5.2cm" svg:height="1.06cm" svg:x="1.531cm" svg:y="14.421cm">
          <draw:image xlink:href="Pictures/10000000000001F9000000677D77D088E3764680.png" xlink:type="simple" xlink:show="embed" xlink:actuate="onLoad">
            <text:p/>
          </draw:image>
        </draw:frame>
        <draw:connector draw:style-name="gr16" draw:text-style-name="P4" draw:layer="layout" draw:type="line" svg:x1="4.1cm" svg:y1="11.599cm" svg:x2="4.131cm" svg:y2="14.421cm" draw:start-shape="id10" draw:start-glue-point="8" draw:end-shape="id16" draw:end-glue-point="0" svg:d="M4100 11599l31 2822" svg:viewBox="0 0 32 2823">
          <text:p text:style-name="P2">Generate Report</text:p>
        </draw:connector>
        <draw:connector draw:style-name="gr16" draw:text-style-name="P4" draw:layer="layout" svg:x1="20.5cm" svg:y1="15.399cm" svg:x2="26.354cm" svg:y2="16.036cm" draw:start-shape="id17" draw:start-glue-point="1" draw:end-shape="id18" draw:end-glue-point="0" svg:d="M20500 15399h5854v637" svg:viewBox="0 0 5855 638">
          <text:p text:style-name="P2">Documents </text:p>
          <text:p text:style-name="P2">and </text:p>
          <text:p text:style-name="P2">Images</text:p>
        </draw:connector>
        <draw:frame draw:style-name="gr17" draw:text-style-name="P2" xml:id="id13" draw:id="id13" draw:layer="layout" svg:width="2.599cm" svg:height="1.457cm" svg:x="0.405cm" svg:y="8.499cm">
          <draw:image xlink:href="Pictures/100002010000026C000000E6EC32E10C52EBCB82.png" xlink:type="simple" xlink:show="embed" xlink:actuate="onLoad">
            <text:p/>
          </draw:image>
        </draw:frame>
        <draw:connector draw:style-name="gr4" draw:text-style-name="P4" draw:layer="layout" draw:type="line" svg:x1="1.704cm" svg:y1="9.956cm" svg:x2="3.888cm" svg:y2="11.087cm" draw:start-shape="id13" draw:start-glue-point="2" draw:end-shape="id10" draw:end-glue-point="5" svg:d="M1704 9956l2184 1131" svg:viewBox="0 0 2185 1132">
          <text:p/>
        </draw:connector>
        <draw:connector draw:style-name="gr16" draw:text-style-name="P4" draw:layer="layout" svg:x1="4.4cm" svg:y1="11.299cm" svg:x2="13.5cm" svg:y2="8.202cm" draw:start-shape="id10" draw:start-glue-point="10" draw:end-shape="id2" draw:end-glue-point="3" svg:d="M4400 11299h4551v-3097h4549" svg:viewBox="0 0 9101 3098">
          <text:p text:style-name="P2">Synchronisation</text:p>
          <text:p text:style-name="P2">Triggered</text:p>
        </draw:connector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4:57:30.441056428</meta:creation-date>
    <dc:date>2017-10-27T18:25:16.011757402</dc:date>
    <meta:editing-duration>PT45M44S</meta:editing-duration>
    <meta:editing-cycles>6</meta:editing-cycles>
    <meta:generator>LibreOffice/5.0.6.2$Linux_X86_64 LibreOffice_project/00$Build-2</meta:generator>
    <meta:document-statistic meta:object-count="69"/>
  </office:meta>
</office:document-meta>
</file>